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35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36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44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5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46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47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50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24"/>
        <table:table-column table:style-name="co1" table:default-cell-style-name="ce31"/>
        <table:table-column table:style-name="co1" table:default-cell-style-name="ce35"/>
        <table:table-column table:style-name="co1" table:number-columns-repeated="3" table:default-cell-style-name="Default"/>
        <table:table-column table:style-name="co1" table:default-cell-style-name="ce24"/>
        <table:table-column table:style-name="co1" table:default-cell-style-name="ce31"/>
        <table:table-column table:style-name="co1" table:default-cell-style-name="ce35"/>
        <table:table-column table:style-name="co1" table:number-columns-repeated="3" table:default-cell-style-name="Default"/>
        <table:table-column table:style-name="co1" table:default-cell-style-name="ce24"/>
        <table:table-column table:style-name="co1" table:default-cell-style-name="ce31"/>
        <table:table-column table:style-name="co1" table:default-cell-style-name="ce35"/>
        <table:table-column table:style-name="co1" table:number-columns-repeated="8" table:default-cell-style-name="Default"/>
        <table:table-row table:style-name="ro1"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39" office:value-type="string" calcext:value-type="string">
            <text:p>Resultados</text:p>
          </table:table-cell>
          <table:table-cell table:style-name="ce40" office:value-type="string" calcext:value-type="string">
            <text:p>AVG</text:p>
          </table:table-cell>
          <table:table-cell table:style-name="ce44"/>
          <table:table-cell table:style-name="ce40" office:value-type="string" calcext:value-type="string">
            <text:p>STDEVP</text:p>
          </table:table-cell>
          <table:table-cell table:style-name="ce44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1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2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3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39" office:value-type="string" calcext:value-type="string">
            <text:p>Acurácia</text:p>
          </table:table-cell>
          <table:table-cell table:style-name="ce41" table:formula="of:=AVERAGE([.B7];[.H7];[.N7];[.B20];[.H20];[.N20];[.B33];[.H33];[.N33])" office:value-type="float" office:value="0.987812062581655" calcext:value-type="float">
            <text:p>0.9878120626</text:p>
          </table:table-cell>
          <table:table-cell table:style-name="ce45" table:formula="of:=ROUND([.T2];4)" office:value-type="percentage" office:value="0.9878" calcext:value-type="percentage">
            <text:p>98.78%</text:p>
          </table:table-cell>
          <table:table-cell table:style-name="ce48" table:formula="of:=STDEVP([.B7];[.H7];[.N7];[.B20];[.H20];[.N20];[.B33];[.H33];[.N33])" office:value-type="float" office:value="0.000500565217898709" calcext:value-type="float">
            <text:p>0.0005005652</text:p>
          </table:table-cell>
          <table:table-cell table:style-name="ce45" table:formula="of:=ROUND([.V2];4)" office:value-type="percentage" office:value="0.0005" calcext:value-type="percentage">
            <text:p>0.05%</text:p>
          </table:table-cell>
        </table:table-row>
        <table:table-row table:style-name="ro1"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C3:.D3])" office:value-type="float" office:value="8" calcext:value-type="float">
            <text:p>8</text:p>
          </table:table-cell>
          <table:table-cell/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1" table:formula="of:=SUM([.I3:.J3])" office:value-type="float" office:value="8" calcext:value-type="float">
            <text:p>8</text:p>
          </table:table-cell>
          <table:table-cell/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O3:.P3])" office:value-type="float" office:value="100" calcext:value-type="float">
            <text:p>100</text:p>
          </table:table-cell>
          <table:table-cell/>
          <table:table-cell table:style-name="ce39" office:value-type="string" calcext:value-type="string">
            <text:p>Precision</text:p>
          </table:table-cell>
          <table:table-cell table:style-name="ce42" table:formula="of:=AVERAGE([.B8];[.H8];[.N8];[.B21];[.H21];[.N21];[.N34];[.H34];[.B34])" office:value-type="float" office:value="0.966351981351981" calcext:value-type="float">
            <text:p>0.9663519814</text:p>
          </table:table-cell>
          <table:table-cell table:style-name="ce46" table:formula="of:=ROUND([.T3];4)" office:value-type="percentage" office:value="0.9664" calcext:value-type="percentage">
            <text:p>96.64%</text:p>
          </table:table-cell>
          <table:table-cell table:style-name="ce49" table:formula="of:=STDEVP([.B8];[.H8];[.N8];[.B21];[.H21];[.N21];[.N34];[.H34];[.B34])" office:value-type="float" office:value="0.0468056503507314" calcext:value-type="float">
            <text:p>0.0468056504</text:p>
          </table:table-cell>
          <table:table-cell table:style-name="ce46" table:formula="of:=ROUND([.V3];4)" office:value-type="percentage" office:value="0.0468" calcext:value-type="percentage">
            <text:p>4.68%</text:p>
          </table:table-cell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400" calcext:value-type="float">
            <text:p>5400</text:p>
          </table:table-cell>
          <table:table-cell table:style-name="ce31" table:formula="of:=SUM([.C4:.D4])" office:value-type="float" office:value="5470" calcext:value-type="float">
            <text:p>5470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5401" calcext:value-type="float">
            <text:p>5401</text:p>
          </table:table-cell>
          <table:table-cell table:style-name="ce31" table:formula="of:=SUM([.I4:.J4])" office:value-type="float" office:value="5470" calcext:value-type="float">
            <text:p>5470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592" calcext:value-type="float">
            <text:p>592</text:p>
          </table:table-cell>
          <table:table-cell table:style-name="ce27" office:value-type="float" office:value="48609" calcext:value-type="float">
            <text:p>48609</text:p>
          </table:table-cell>
          <table:table-cell table:style-name="ce31" table:formula="of:=SUM([.O4:.P4])" office:value-type="float" office:value="49201" calcext:value-type="float">
            <text:p>49201</text:p>
          </table:table-cell>
          <table:table-cell/>
          <table:table-cell table:style-name="ce39" office:value-type="string" calcext:value-type="string">
            <text:p>Sensibilidade</text:p>
          </table:table-cell>
          <table:table-cell table:style-name="ce42" table:formula="of:=AVERAGE([.B9];[.H9];[.N9];[.B22];[.H22];[.N22];[.N35];[.H35];[.B35])" office:value-type="float" office:value="0.137113294082936" calcext:value-type="float">
            <text:p>0.1371132941</text:p>
          </table:table-cell>
          <table:table-cell table:style-name="ce46" table:formula="of:=ROUND([.T4];4)" office:value-type="percentage" office:value="0.1371" calcext:value-type="percentage">
            <text:p>13.71%</text:p>
          </table:table-cell>
          <table:table-cell table:style-name="ce49" table:formula="of:=STDEVP([.B9];[.H9];[.N9];[.B22];[.H22];[.N22];[.N35];[.H35];[.B35])" office:value-type="float" office:value="0.0334538479760554" calcext:value-type="float">
            <text:p>0.033453848</text:p>
          </table:table-cell>
          <table:table-cell table:style-name="ce46" table:formula="of:=ROUND([.V4];4)" office:value-type="percentage" office:value="0.0335" calcext:value-type="percentage">
            <text:p>3.35%</text:p>
          </table:table-cell>
        </table:table-row>
        <table:table-row table:style-name="ro1"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C3:.C4])" office:value-type="float" office:value="77" calcext:value-type="float">
            <text:p>77</text:p>
          </table:table-cell>
          <table:table-cell table:style-name="ce38" table:formula="of:=SUM([.D3:.D4])" office:value-type="float" office:value="5401" calcext:value-type="float">
            <text:p>5401</text:p>
          </table:table-cell>
          <table:table-cell table:style-name="ce32" table:formula="of:=SUM([.E3:.E4])" office:value-type="float" office:value="5478" calcext:value-type="float">
            <text:p>5478</text:p>
          </table:table-cell>
          <table:table-cell/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I3:.I4])" office:value-type="float" office:value="77" calcext:value-type="float">
            <text:p>77</text:p>
          </table:table-cell>
          <table:table-cell table:style-name="ce38" table:formula="of:=SUM([.J3:.J4])" office:value-type="float" office:value="5401" calcext:value-type="float">
            <text:p>5401</text:p>
          </table:table-cell>
          <table:table-cell table:style-name="ce32" table:formula="of:=SUM([.K3:.K4])" office:value-type="float" office:value="5478" calcext:value-type="float">
            <text:p>5478</text:p>
          </table:table-cell>
          <table:table-cell/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O3:.O4])" office:value-type="float" office:value="691" calcext:value-type="float">
            <text:p>691</text:p>
          </table:table-cell>
          <table:table-cell table:style-name="ce38" table:formula="of:=SUM([.P3:.P4])" office:value-type="float" office:value="48610" calcext:value-type="float">
            <text:p>48610</text:p>
          </table:table-cell>
          <table:table-cell table:style-name="ce32" table:formula="of:=SUM([.Q3:.Q4])" office:value-type="float" office:value="49301" calcext:value-type="float">
            <text:p>49301</text:p>
          </table:table-cell>
          <table:table-cell/>
          <table:table-cell table:style-name="ce39" office:value-type="string" calcext:value-type="string">
            <text:p>Miss Rate</text:p>
          </table:table-cell>
          <table:table-cell table:style-name="ce42" table:formula="of:=AVERAGE([.B10];[.H10];[.N10];[.B23];[.H23];[.N23];[.N36];[.H36];[.B36])" office:value-type="float" office:value="0.862886705917064" calcext:value-type="float">
            <text:p>0.8628867059</text:p>
          </table:table-cell>
          <table:table-cell table:style-name="ce46" table:formula="of:=ROUND([.T5];4)" office:value-type="percentage" office:value="0.8629" calcext:value-type="percentage">
            <text:p>86.29%</text:p>
          </table:table-cell>
          <table:table-cell table:style-name="ce49" table:formula="of:=STDEVP([.B10];[.H10];[.N10];[.B23];[.H23];[.N23];[.N36];[.H36];[.B36])" office:value-type="float" office:value="0.0334538479760554" calcext:value-type="float">
            <text:p>0.033453848</text:p>
          </table:table-cell>
          <table:table-cell table:style-name="ce46" table:formula="of:=ROUND([.V5];4)" office:value-type="percentage" office:value="0.0335" calcext:value-type="percentage">
            <text:p>3.35%</text:p>
          </table:table-cell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29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39" office:value-type="string" calcext:value-type="string">
            <text:p>Fall-Out</text:p>
          </table:table-cell>
          <table:table-cell table:style-name="ce42" table:formula="of:=AVERAGE([.B11];[.H11];[.N11];[.B24];[.H24];[.N24];[.N37];[.H37];[.B37])" office:value-type="float" office:value="0.0000640027325257635" calcext:value-type="float">
            <text:p>6.40027325257635E-005</text:p>
          </table:table-cell>
          <table:table-cell table:style-name="ce46" table:formula="of:=ROUND([.T6];4)" office:value-type="percentage" office:value="0.0001" calcext:value-type="percentage">
            <text:p>0.01%</text:p>
          </table:table-cell>
          <table:table-cell table:style-name="ce49" table:formula="of:=STDEVP([.B11];[.H11];[.N11];[.B24];[.H24];[.N24];[.N37];[.H37];[.B37])" office:value-type="float" office:value="0.0000858930990328993" calcext:value-type="float">
            <text:p>8.58930990328993E-005</text:p>
          </table:table-cell>
          <table:table-cell table:style-name="ce46" table:formula="of:=ROUND([.V6];4)" office:value-type="percentage" office:value="0.0001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0" table:formula="of:=([.C3]+[.D4])/([.E3]+[.E4])" office:value-type="float" office:value="0.987039065352318" calcext:value-type="float">
            <text:p>0.9870390654</text:p>
          </table:table-cell>
          <table:table-cell table:style-name="ce34" table:formula="of:=ROUND([.B7];4)" office:value-type="percentage" office:value="0.987" calcext:value-type="percentage">
            <text:p>98.7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0" table:formula="of:=([.I3]+[.J4])/([.K3]+[.K4])" office:value-type="float" office:value="0.987404162102957" calcext:value-type="float">
            <text:p>0.9874041621</text:p>
          </table:table-cell>
          <table:table-cell table:style-name="ce34" table:formula="of:=ROUND([.H7];4)" office:value-type="percentage" office:value="0.9874" calcext:value-type="percentage">
            <text:p>98.74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0" table:formula="of:=([.O3]+[.P4])/([.Q3]+[.Q4])" office:value-type="float" office:value="0.987971846412852" calcext:value-type="float">
            <text:p>0.9879718464</text:p>
          </table:table-cell>
          <table:table-cell table:style-name="ce34" table:formula="of:=ROUND([.N7];4)" office:value-type="percentage" office:value="0.988" calcext:value-type="percentage">
            <text:p>98.80%</text:p>
          </table:table-cell>
          <table:table-cell table:number-columns-repeated="3"/>
          <table:table-cell table:style-name="ce39" office:value-type="string" calcext:value-type="string">
            <text:p>Especificidade</text:p>
          </table:table-cell>
          <table:table-cell table:style-name="ce43" table:formula="of:=AVERAGE([.B12];[.H12];[.N12];[.B25];[.H25];[.N25];[.N38];[.H38];[.B38])" office:value-type="float" office:value="0.999935997267474" calcext:value-type="float">
            <text:p>0.9999359973</text:p>
          </table:table-cell>
          <table:table-cell table:style-name="ce47" table:formula="of:=ROUND([.T7];4)" office:value-type="percentage" office:value="0.9999" calcext:value-type="percentage">
            <text:p>99.99%</text:p>
          </table:table-cell>
          <table:table-cell table:style-name="ce50" table:formula="of:=STDEVP([.B12];[.H12];[.N12];[.B25];[.H25];[.N25];[.N38];[.H38];[.B38])" office:value-type="float" office:value="0.0000858930990328993" calcext:value-type="float">
            <text:p>8.58930990328993E-005</text:p>
          </table:table-cell>
          <table:table-cell table:style-name="ce47" table:formula="of:=ROUND([.V7];4)" office:value-type="percentage" office:value="0.0001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875" calcext:value-type="float">
            <text:p>0.875</text:p>
          </table:table-cell>
          <table:table-cell table:formula="of:=ROUND([.B8];4)" office:value-type="percentage" office:value="0.875" calcext:value-type="percentage">
            <text:p>87.5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I3]/([.I3]+[.J3])" office:value-type="float" office:value="1" calcext:value-type="float">
            <text:p>1</text:p>
          </table:table-cell>
          <table:table-cell table:formula="of:=ROUND([.H8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O3]/([.O3]+[.P3])" office:value-type="float" office:value="0.99" calcext:value-type="float">
            <text:p>0.99</text:p>
          </table:table-cell>
          <table:table-cell table:formula="of:=ROUND([.N8];4)" office:value-type="percentage" office:value="0.99" calcext:value-type="percentage">
            <text:p>99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0909090909090909" calcext:value-type="float">
            <text:p>0.0909090909</text:p>
          </table:table-cell>
          <table:table-cell table:formula="of:=ROUND([.B9];4)" office:value-type="percentage" office:value="0.0909" calcext:value-type="percentage">
            <text:p>9.0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I3]/([.I3]+[.I4])" office:value-type="float" office:value="0.103896103896104" calcext:value-type="float">
            <text:p>0.1038961039</text:p>
          </table:table-cell>
          <table:table-cell table:formula="of:=ROUND([.H9];4)" office:value-type="percentage" office:value="0.1039" calcext:value-type="percentage">
            <text:p>10.3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O3]/([.O3]+[.O4])" office:value-type="float" office:value="0.143270622286541" calcext:value-type="float">
            <text:p>0.1432706223</text:p>
          </table:table-cell>
          <table:table-cell table:formula="of:=ROUND([.N9];4)" office:value-type="percentage" office:value="0.1433" calcext:value-type="percentage">
            <text:p>14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909090909090909" calcext:value-type="float">
            <text:p>0.9090909091</text:p>
          </table:table-cell>
          <table:table-cell table:formula="of:=ROUND([.B10];4)" office:value-type="percentage" office:value="0.9091" calcext:value-type="percentage">
            <text:p>90.9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I4]/([.I4]+[.I3])" office:value-type="float" office:value="0.896103896103896" calcext:value-type="float">
            <text:p>0.8961038961</text:p>
          </table:table-cell>
          <table:table-cell table:formula="of:=ROUND([.H10];4)" office:value-type="percentage" office:value="0.8961" calcext:value-type="percentage">
            <text:p>89.6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O4]/([.O4]+[.O3])" office:value-type="float" office:value="0.856729377713459" calcext:value-type="float">
            <text:p>0.8567293777</text:p>
          </table:table-cell>
          <table:table-cell table:formula="of:=ROUND([.N10];4)" office:value-type="percentage" office:value="0.8567" calcext:value-type="percentage">
            <text:p>85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000185150897981878" calcext:value-type="float">
            <text:p>0.0001851509</text:p>
          </table:table-cell>
          <table:table-cell table:formula="of:=ROUND([.B11];4)" office:value-type="percentage" office:value="0.0002" calcext:value-type="percentage">
            <text:p>0.02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H12]" office:value-type="float" office:value="0" calcext:value-type="float">
            <text:p>0</text:p>
          </table:table-cell>
          <table:table-cell table:formula="of:=ROUND([.H11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N12]" office:value-type="float" office:value="0.0000205718987862369" calcext:value-type="float">
            <text:p>2.05718987862369E-005</text:p>
          </table:table-cell>
          <table:table-cell table:formula="of:=ROUND([.N11];4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2" table:formula="of:=[.D4]/([.D4]+[.D3])" office:value-type="float" office:value="0.999814849102018" calcext:value-type="float">
            <text:p>0.9998148491</text:p>
          </table:table-cell>
          <table:table-cell table:style-name="ce36" table:formula="of:=ROUND([.B12];4)" office:value-type="percentage" office:value="0.9998" calcext:value-type="percentage">
            <text:p>99.98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2" table:formula="of:=[.J4]/([.J4]+[.J3])" office:value-type="float" office:value="1" calcext:value-type="float">
            <text:p>1</text:p>
          </table:table-cell>
          <table:table-cell table:style-name="ce36" table:formula="of:=ROUND([.H12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2" table:formula="of:=[.P4]/([.P4]+[.P3])" office:value-type="float" office:value="0.999979428101214" calcext:value-type="float">
            <text:p>0.9999794281</text:p>
          </table:table-cell>
          <table:table-cell table:style-name="ce36" table:formula="of:=ROUND([.N12];4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 table:number-columns-repeated="6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4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5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6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C16:.D16])" office:value-type="float" office:value="11" calcext:value-type="float">
            <text:p>11</text:p>
          </table:table-cell>
          <table:table-cell/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style-name="ce31" table:formula="of:=SUM([.I16:.J16])" office:value-type="float" office:value="14" calcext:value-type="float">
            <text:p>14</text:p>
          </table:table-cell>
          <table:table-cell/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style-name="ce31" table:formula="of:=SUM([.O16:.P16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5400" calcext:value-type="float">
            <text:p>5400</text:p>
          </table:table-cell>
          <table:table-cell table:style-name="ce31" table:formula="of:=SUM([.C17:.D17])" office:value-type="float" office:value="5467" calcext:value-type="float">
            <text:p>5467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401" calcext:value-type="float">
            <text:p>5401</text:p>
          </table:table-cell>
          <table:table-cell table:style-name="ce31" table:formula="of:=SUM([.I17:.J17])" office:value-type="float" office:value="5466" calcext:value-type="float">
            <text:p>5466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401" calcext:value-type="float">
            <text:p>5401</text:p>
          </table:table-cell>
          <table:table-cell table:style-name="ce31" table:formula="of:=SUM([.O17:.P17])" office:value-type="float" office:value="5466" calcext:value-type="float">
            <text:p>5466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C16:.C17])" office:value-type="float" office:value="77" calcext:value-type="float">
            <text:p>77</text:p>
          </table:table-cell>
          <table:table-cell table:style-name="ce38" table:formula="of:=SUM([.D16:.D17])" office:value-type="float" office:value="5401" calcext:value-type="float">
            <text:p>5401</text:p>
          </table:table-cell>
          <table:table-cell table:style-name="ce32" table:formula="of:=SUM([.E16:.E17])" office:value-type="float" office:value="5478" calcext:value-type="float">
            <text:p>5478</text:p>
          </table:table-cell>
          <table:table-cell/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I16:.I17])" office:value-type="float" office:value="79" calcext:value-type="float">
            <text:p>79</text:p>
          </table:table-cell>
          <table:table-cell table:style-name="ce38" table:formula="of:=SUM([.J16:.J17])" office:value-type="float" office:value="5401" calcext:value-type="float">
            <text:p>5401</text:p>
          </table:table-cell>
          <table:table-cell table:style-name="ce32" table:formula="of:=SUM([.K16:.K17])" office:value-type="float" office:value="5480" calcext:value-type="float">
            <text:p>5480</text:p>
          </table:table-cell>
          <table:table-cell/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O16:.O17])" office:value-type="float" office:value="77" calcext:value-type="float">
            <text:p>77</text:p>
          </table:table-cell>
          <table:table-cell table:style-name="ce38" table:formula="of:=SUM([.P16:.P17])" office:value-type="float" office:value="5401" calcext:value-type="float">
            <text:p>5401</text:p>
          </table:table-cell>
          <table:table-cell table:style-name="ce32" table:formula="of:=SUM([.Q16:.Q17])" office:value-type="float" office:value="5478" calcext:value-type="float">
            <text:p>5478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29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29"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0" table:formula="of:=([.C16]+[.D17])/([.E16]+[.E17])" office:value-type="float" office:value="0.987586710478277" calcext:value-type="float">
            <text:p>0.9875867105</text:p>
          </table:table-cell>
          <table:table-cell table:style-name="ce34" table:formula="of:=ROUND([.B20];4)" office:value-type="percentage" office:value="0.9876" calcext:value-type="percentage">
            <text:p>98.7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0" table:formula="of:=([.I16]+[.J17])/([.K16]+[.K17])" office:value-type="float" office:value="0.988138686131387" calcext:value-type="float">
            <text:p>0.9881386861</text:p>
          </table:table-cell>
          <table:table-cell table:style-name="ce34" table:formula="of:=ROUND([.H20];4)" office:value-type="percentage" office:value="0.9881" calcext:value-type="percentage">
            <text:p>98.8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0" table:formula="of:=([.O16]+[.P17])/([.Q16]+[.Q17])" office:value-type="float" office:value="0.988134355604235" calcext:value-type="float">
            <text:p>0.9881343556</text:p>
          </table:table-cell>
          <table:table-cell table:style-name="ce34" table:formula="of:=ROUND([.N20];4)" office:value-type="percentage" office:value="0.9881" calcext:value-type="percentage">
            <text:p>98.8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6]/([.C16]+[.D16])" office:value-type="float" office:value="0.909090909090909" calcext:value-type="float">
            <text:p>0.9090909091</text:p>
          </table:table-cell>
          <table:table-cell table:formula="of:=ROUND([.B21];4)" office:value-type="percentage" office:value="0.9091" calcext:value-type="percentage">
            <text:p>90.91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I16]/([.I16]+[.J16])" office:value-type="float" office:value="1" calcext:value-type="float">
            <text:p>1</text:p>
          </table:table-cell>
          <table:table-cell table:formula="of:=ROUND([.H21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O16]/([.O16]+[.P16])" office:value-type="float" office:value="1" calcext:value-type="float">
            <text:p>1</text:p>
          </table:table-cell>
          <table:table-cell table:formula="of:=ROUND([.N21];4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6]/([.C16]+[.C17])" office:value-type="float" office:value="0.12987012987013" calcext:value-type="float">
            <text:p>0.1298701299</text:p>
          </table:table-cell>
          <table:table-cell table:formula="of:=ROUND([.B22];4)" office:value-type="percentage" office:value="0.1299" calcext:value-type="percentage">
            <text:p>12.9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I16]/([.I16]+[.I17])" office:value-type="float" office:value="0.177215189873418" calcext:value-type="float">
            <text:p>0.1772151899</text:p>
          </table:table-cell>
          <table:table-cell table:formula="of:=ROUND([.H22];4)" office:value-type="percentage" office:value="0.1772" calcext:value-type="percentage">
            <text:p>17.72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O16]/([.O16]+[.O17])" office:value-type="float" office:value="0.155844155844156" calcext:value-type="float">
            <text:p>0.1558441558</text:p>
          </table:table-cell>
          <table:table-cell table:formula="of:=ROUND([.N22];4)" office:value-type="percentage" office:value="0.1558" calcext:value-type="percentage">
            <text:p>15.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7]/([.C17]+[.C16])" office:value-type="float" office:value="0.87012987012987" calcext:value-type="float">
            <text:p>0.8701298701</text:p>
          </table:table-cell>
          <table:table-cell table:formula="of:=ROUND([.B23];4)" office:value-type="percentage" office:value="0.8701" calcext:value-type="percentage">
            <text:p>87.0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I17]/([.I17]+[.I16])" office:value-type="float" office:value="0.822784810126582" calcext:value-type="float">
            <text:p>0.8227848101</text:p>
          </table:table-cell>
          <table:table-cell table:formula="of:=ROUND([.H23];4)" office:value-type="percentage" office:value="0.8228" calcext:value-type="percentage">
            <text:p>82.28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O17]/([.O17]+[.O16])" office:value-type="float" office:value="0.844155844155844" calcext:value-type="float">
            <text:p>0.8441558442</text:p>
          </table:table-cell>
          <table:table-cell table:formula="of:=ROUND([.N23];4)" office:value-type="percentage" office:value="0.8442" calcext:value-type="percentage">
            <text:p>84.4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5]" office:value-type="float" office:value="0.000185150897981878" calcext:value-type="float">
            <text:p>0.0001851509</text:p>
          </table:table-cell>
          <table:table-cell table:formula="of:=ROUND([.B24];4)" office:value-type="percentage" office:value="0.0002" calcext:value-type="percentage">
            <text:p>0.02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H25]" office:value-type="float" office:value="0" calcext:value-type="float">
            <text:p>0</text:p>
          </table:table-cell>
          <table:table-cell table:formula="of:=ROUND([.H24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N25]" office:value-type="float" office:value="0" calcext:value-type="float">
            <text:p>0</text:p>
          </table:table-cell>
          <table:table-cell table:formula="of:=ROUND([.N24];4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2" table:formula="of:=[.D17]/([.D17]+[.D16])" office:value-type="float" office:value="0.999814849102018" calcext:value-type="float">
            <text:p>0.9998148491</text:p>
          </table:table-cell>
          <table:table-cell table:style-name="ce36" table:formula="of:=ROUND([.B25];4)" office:value-type="percentage" office:value="0.9998" calcext:value-type="percentage">
            <text:p>99.98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2" table:formula="of:=[.J17]/([.J17]+[.J16])" office:value-type="float" office:value="1" calcext:value-type="float">
            <text:p>1</text:p>
          </table:table-cell>
          <table:table-cell table:style-name="ce36" table:formula="of:=ROUND([.H25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2" table:formula="of:=[.P17]/([.P17]+[.P16])" office:value-type="float" office:value="1" calcext:value-type="float">
            <text:p>1</text:p>
          </table:table-cell>
          <table:table-cell table:style-name="ce36" table:formula="of:=ROUND([.N25];4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/>
          <table:table-cell table:style-name="ce18" office:value-type="string" calcext:value-type="string">
            <text:p>##</text:p>
          </table:table-cell>
          <table:table-cell table:style-name="ce25" office:value-type="string" calcext:value-type="string">
            <text:p>##</text:p>
          </table:table-cell>
          <table:table-cell table:style-name="ce23"/>
          <table:table-cell table:style-name="ce37" office:value-type="string" calcext:value-type="string">
            <text:p>Referência</text:p>
          </table:table-cell>
          <table:table-cell table:style-name="ce29"/>
          <table:table-cell table:number-columns-repeated="6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7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8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6" office:value-type="string" calcext:value-type="string">
            <text:p>Fold 9</text:p>
          </table:table-cell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31" table:formula="of:=SUM([.C29:.D29])" office:value-type="float" office:value="7" calcext:value-type="float">
            <text:p>7</text:p>
          </table:table-cell>
          <table:table-cell/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style-name="ce31" table:formula="of:=SUM([.I29:.J29])" office:value-type="float" office:value="14" calcext:value-type="float">
            <text:p>14</text:p>
          </table:table-cell>
          <table:table-cell/>
          <table:table-cell table:style-name="ce20"/>
          <table:table-cell table:style-name="ce27"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O29:.P29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401" calcext:value-type="float">
            <text:p>5401</text:p>
          </table:table-cell>
          <table:table-cell table:style-name="ce31" table:formula="of:=SUM([.C30:.D30])" office:value-type="float" office:value="5471" calcext:value-type="float">
            <text:p>5471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401" calcext:value-type="float">
            <text:p>5401</text:p>
          </table:table-cell>
          <table:table-cell table:style-name="ce31" table:formula="of:=SUM([.I30:.J30])" office:value-type="float" office:value="5463" calcext:value-type="float">
            <text:p>5463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400" calcext:value-type="float">
            <text:p>5400</text:p>
          </table:table-cell>
          <table:table-cell table:style-name="ce31" table:formula="of:=SUM([.O30:.P30])" office:value-type="float" office:value="5464" calcext:value-type="float">
            <text:p>5464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C29:.C30])" office:value-type="float" office:value="77" calcext:value-type="float">
            <text:p>77</text:p>
          </table:table-cell>
          <table:table-cell table:style-name="ce38" table:formula="of:=SUM([.D29:.D30])" office:value-type="float" office:value="5401" calcext:value-type="float">
            <text:p>5401</text:p>
          </table:table-cell>
          <table:table-cell table:style-name="ce32" table:formula="of:=SUM([.E29:.E30])" office:value-type="float" office:value="5478" calcext:value-type="float">
            <text:p>5478</text:p>
          </table:table-cell>
          <table:table-cell/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I29:.I30])" office:value-type="float" office:value="76" calcext:value-type="float">
            <text:p>76</text:p>
          </table:table-cell>
          <table:table-cell table:style-name="ce38" table:formula="of:=SUM([.J29:.J30])" office:value-type="float" office:value="5401" calcext:value-type="float">
            <text:p>5401</text:p>
          </table:table-cell>
          <table:table-cell table:style-name="ce32" table:formula="of:=SUM([.K29:.K30])" office:value-type="float" office:value="5477" calcext:value-type="float">
            <text:p>5477</text:p>
          </table:table-cell>
          <table:table-cell/>
          <table:table-cell table:style-name="ce22"/>
          <table:table-cell table:style-name="ce28" office:value-type="string" calcext:value-type="string">
            <text:p>Total</text:p>
          </table:table-cell>
          <table:table-cell table:style-name="ce33" table:formula="of:=SUM([.O29:.O30])" office:value-type="float" office:value="76" calcext:value-type="float">
            <text:p>76</text:p>
          </table:table-cell>
          <table:table-cell table:style-name="ce38" table:formula="of:=SUM([.P29:.P30])" office:value-type="float" office:value="5401" calcext:value-type="float">
            <text:p>5401</text:p>
          </table:table-cell>
          <table:table-cell table:style-name="ce32" table:formula="of:=SUM([.Q29:.Q30])" office:value-type="float" office:value="5477" calcext:value-type="float">
            <text:p>5477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29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29" office:value-type="float" office:value="8" calcext:value-type="float">
            <text:p>8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29" office:value-type="float" office:value="9" calcext:value-type="float">
            <text:p>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0" table:formula="of:=([.C29]+[.D30])/([.E29]+[.E30])" office:value-type="float" office:value="0.987221613727638" calcext:value-type="float">
            <text:p>0.9872216137</text:p>
          </table:table-cell>
          <table:table-cell table:style-name="ce34" table:formula="of:=ROUND([.B33];4)" office:value-type="percentage" office:value="0.9872" calcext:value-type="percentage">
            <text:p>98.72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0" table:formula="of:=([.I29]+[.J30])/([.K29]+[.K30])" office:value-type="float" office:value="0.988679934270586" calcext:value-type="float">
            <text:p>0.9886799343</text:p>
          </table:table-cell>
          <table:table-cell table:style-name="ce34" table:formula="of:=ROUND([.H33];4)" office:value-type="percentage" office:value="0.9887" calcext:value-type="percentage">
            <text:p>98.8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0" table:formula="of:=([.O29]+[.P30])/([.Q29]+[.Q30])" office:value-type="float" office:value="0.988132189154647" calcext:value-type="float">
            <text:p>0.9881321892</text:p>
          </table:table-cell>
          <table:table-cell table:style-name="ce34" table:formula="of:=ROUND([.N33];4)" office:value-type="percentage" office:value="0.9881" calcext:value-type="percentage">
            <text:p>98.8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29]/([.C29]+[.D29])" office:value-type="float" office:value="1" calcext:value-type="float">
            <text:p>1</text:p>
          </table:table-cell>
          <table:table-cell table:formula="of:=ROUND([.B34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I29]/([.I29]+[.J29])" office:value-type="float" office:value="1" calcext:value-type="float">
            <text:p>1</text:p>
          </table:table-cell>
          <table:table-cell table:formula="of:=ROUND([.H34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O29]/([.O29]+[.P29])" office:value-type="float" office:value="0.923076923076923" calcext:value-type="float">
            <text:p>0.9230769231</text:p>
          </table:table-cell>
          <table:table-cell table:formula="of:=ROUND([.N34];4)" office:value-type="percentage" office:value="0.9231" calcext:value-type="percentage">
            <text:p>92.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29]/([.C29]+[.C30])" office:value-type="float" office:value="0.0909090909090909" calcext:value-type="float">
            <text:p>0.0909090909</text:p>
          </table:table-cell>
          <table:table-cell table:formula="of:=ROUND([.B35];4)" office:value-type="percentage" office:value="0.0909" calcext:value-type="percentage">
            <text:p>9.0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I29]/([.I29]+[.I30])" office:value-type="float" office:value="0.184210526315789" calcext:value-type="float">
            <text:p>0.1842105263</text:p>
          </table:table-cell>
          <table:table-cell table:formula="of:=ROUND([.H35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O29]/([.O29]+[.O30])" office:value-type="float" office:value="0.157894736842105" calcext:value-type="float">
            <text:p>0.1578947368</text:p>
          </table:table-cell>
          <table:table-cell table:formula="of:=ROUND([.N35];4)" office:value-type="percentage" office:value="0.1579" calcext:value-type="percentage">
            <text:p>15.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0]/([.C30]+[.C29])" office:value-type="float" office:value="0.909090909090909" calcext:value-type="float">
            <text:p>0.9090909091</text:p>
          </table:table-cell>
          <table:table-cell table:formula="of:=ROUND([.B36];4)" office:value-type="percentage" office:value="0.9091" calcext:value-type="percentage">
            <text:p>90.9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I30]/([.I30]+[.I29])" office:value-type="float" office:value="0.81578947368421" calcext:value-type="float">
            <text:p>0.8157894737</text:p>
          </table:table-cell>
          <table:table-cell table:formula="of:=ROUND([.H36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O30]/([.O30]+[.O29])" office:value-type="float" office:value="0.842105263157895" calcext:value-type="float">
            <text:p>0.8421052632</text:p>
          </table:table-cell>
          <table:table-cell table:formula="of:=ROUND([.N36];4)" office:value-type="percentage" office:value="0.8421" calcext:value-type="percentage">
            <text:p>84.2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38]" office:value-type="float" office:value="0" calcext:value-type="float">
            <text:p>0</text:p>
          </table:table-cell>
          <table:table-cell table:formula="of:=ROUND([.B37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H38]" office:value-type="float" office:value="0" calcext:value-type="float">
            <text:p>0</text:p>
          </table:table-cell>
          <table:table-cell table:formula="of:=ROUND([.H37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N38]" office:value-type="float" office:value="0.000185150897981878" calcext:value-type="float">
            <text:p>0.0001851509</text:p>
          </table:table-cell>
          <table:table-cell table:formula="of:=ROUND([.N37];4)" office:value-type="percentage" office:value="0.0002" calcext:value-type="percentage">
            <text:p>0.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2" table:formula="of:=[.D30]/([.D30]+[.D29])" office:value-type="float" office:value="1" calcext:value-type="float">
            <text:p>1</text:p>
          </table:table-cell>
          <table:table-cell table:style-name="ce36" table:formula="of:=ROUND([.B38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2" table:formula="of:=[.J30]/([.J30]+[.J29])" office:value-type="float" office:value="1" calcext:value-type="float">
            <text:p>1</text:p>
          </table:table-cell>
          <table:table-cell table:style-name="ce36" table:formula="of:=ROUND([.H38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2" table:formula="of:=[.P30]/([.P30]+[.P29])" office:value-type="float" office:value="0.999814849102018" calcext:value-type="float">
            <text:p>0.9998148491</text:p>
          </table:table-cell>
          <table:table-cell table:style-name="ce36" table:formula="of:=ROUND([.N38];4)" office:value-type="percentage" office:value="0.9998" calcext:value-type="percentage">
            <text:p>99.98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09T15:27:55.450872133</dc:date>
    <meta:editing-duration>PT1H5M35S</meta:editing-duration>
    <meta:editing-cycles>6</meta:editing-cycles>
    <meta:document-statistic meta:table-count="2" meta:cell-count="440" meta:object-count="0"/>
  </office:meta>
</office:document-meta>
</file>